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ResponseTests.createWithNullQueu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ResponseTests.createWithNullTop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ResponseTests.createWithNull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ResponseTests.createWithNu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ResponseTests.resolveDestinationFor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ResponseTests.destinationDoesNotUse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